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56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5.5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OGRAM <text:s/>-&gt; <text:s text:c="2"/>MODULEDECLARATIONS <text:s text:c="2"/>OTHERMODULES <text:s text:c="2"/>DRIVERMODULE <text:s text:c="2"/>OTHERMODULES <text:s text:c="2"/></text:p>
          </table:table-cell>
          <table:table-cell office:value-type="string" calcext:value-type="string">
            <text:p>program.node = new node(moduledeclarations.node, othermodules.node, drivermodule.node, othermodules.node)</text:p>
          </table:table-cell>
          <table:table-cell/>
        </table:table-row>
        <table:table-row table:style-name="ro1">
          <table:table-cell office:value-type="string" calcext:value-type="string">
            <text:p>MODULEDECLARATIONS <text:s/>-&gt; <text:s text:c="2"/>MODULEDECLARATION <text:s text:c="2"/>MODULEDECLARATIONS <text:s text:c="2"/></text:p>
          </table:table-cell>
          <table:table-cell office:value-type="string" calcext:value-type="string">
            <text:p>moduledeclarations.node = new node(moduledeclaration.node, moduledeclarations.node)</text:p>
          </table:table-cell>
          <table:table-cell/>
        </table:table-row>
        <table:table-row table:style-name="ro1">
          <table:table-cell office:value-type="string" calcext:value-type="string">
            <text:p>MODULEDECLARATIONS <text:s/>-&gt; <text:s text:c="2"/>EPS <text:s text:c="2"/></text:p>
          </table:table-cell>
          <table:table-cell office:value-type="string" calcext:value-type="string">
            <text:p>moduledeclarations.node = NULL</text:p>
          </table:table-cell>
          <table:table-cell/>
        </table:table-row>
        <table:table-row table:style-name="ro1">
          <table:table-cell office:value-type="string" calcext:value-type="string">
            <text:p>MODULEDECLARATION <text:s/>-&gt; <text:s text:c="2"/>DECLARE <text:s text:c="2"/>MODULE <text:s text:c="2"/>ID <text:s text:c="2"/>SEMICOL <text:s text:c="2"/></text:p>
          </table:table-cell>
          <table:table-cell office:value-type="string" calcext:value-type="string">
            <text:p>moduledeclarations.node = id.node</text:p>
          </table:table-cell>
          <table:table-cell/>
        </table:table-row>
        <table:table-row table:style-name="ro1">
          <table:table-cell office:value-type="string" calcext:value-type="string">
            <text:p>OTHERMODULES <text:s/>-&gt; <text:s text:c="2"/>MODULE1 <text:s text:c="2"/>OTHERMODULES <text:s text:c="2"/></text:p>
          </table:table-cell>
          <table:table-cell office:value-type="string" calcext:value-type="string">
            <text:p>othermodule.node = new node(module1.node, othermodules.node)</text:p>
          </table:table-cell>
          <table:table-cell/>
        </table:table-row>
        <table:table-row table:style-name="ro1">
          <table:table-cell office:value-type="string" calcext:value-type="string">
            <text:p>OTHERMODULES <text:s/>-&gt; <text:s text:c="2"/>EPS <text:s text:c="2"/></text:p>
          </table:table-cell>
          <table:table-cell office:value-type="string" calcext:value-type="string">
            <text:p>othermodule.node = NULL</text:p>
          </table:table-cell>
          <table:table-cell/>
        </table:table-row>
        <table:table-row table:style-name="ro1">
          <table:table-cell office:value-type="string" calcext:value-type="string">
            <text:p>MODULE1 <text:s/>-&gt; <text:s text:c="2"/>DEF <text:s text:c="2"/>MODULE <text:s text:c="2"/>ID <text:s text:c="2"/>ENDDEF <text:s text:c="2"/>TAKES <text:s text:c="2"/>INPUT <text:s text:c="2"/>SQBO <text:s text:c="2"/>INPUT_PLIST <text:s text:c="2"/>SQBC <text:s text:c="2"/>SEMICOL <text:s text:c="2"/>RET <text:s text:c="2"/>MODULEDEF <text:s text:c="2"/></text:p>
          </table:table-cell>
          <table:table-cell office:value-type="string" calcext:value-type="string">
            <text:p>module1.node = new node(id.node, input_plist.node, ret.node, moduledef.node)</text:p>
          </table:table-cell>
          <table:table-cell/>
        </table:table-row>
        <table:table-row table:style-name="ro1">
          <table:table-cell office:value-type="string" calcext:value-type="string">
            <text:p>DRIVERMODULE <text:s/>-&gt; <text:s text:c="2"/>DRIVERDEF <text:s text:c="2"/>DRIVER <text:s text:c="2"/>PROGRAMT <text:s text:c="2"/>DRIVERENDDEF <text:s text:c="2"/>MODULEDEF <text:s text:c="2"/></text:p>
          </table:table-cell>
          <table:table-cell office:value-type="string" calcext:value-type="string">
            <text:p>drivermodule.node = moduledef.node</text:p>
          </table:table-cell>
          <table:table-cell/>
        </table:table-row>
        <table:table-row table:style-name="ro1">
          <table:table-cell office:value-type="string" calcext:value-type="string">
            <text:p>RET <text:s/>-&gt; <text:s text:c="2"/>RETURNS <text:s text:c="2"/>SQBO <text:s text:c="2"/>OUTPUT_PLIST <text:s text:c="2"/>SQBC <text:s text:c="2"/>SEMICOL <text:s text:c="2"/></text:p>
          </table:table-cell>
          <table:table-cell office:value-type="string" calcext:value-type="string">
            <text:p>ret.node <text:s/>= output_plist.node</text:p>
          </table:table-cell>
          <table:table-cell/>
        </table:table-row>
        <table:table-row table:style-name="ro1">
          <table:table-cell office:value-type="string" calcext:value-type="string">
            <text:p>RET <text:s/>-&gt; <text:s text:c="2"/>EPS <text:s text:c="2"/></text:p>
          </table:table-cell>
          <table:table-cell office:value-type="string" calcext:value-type="string">
            <text:p>ret.node = NULL</text:p>
          </table:table-cell>
          <table:table-cell/>
        </table:table-row>
        <table:table-row table:style-name="ro1">
          <table:table-cell office:value-type="string" calcext:value-type="string">
            <text:p>INPUT_PLIST <text:s/>-&gt; <text:s text:c="2"/>ID <text:s text:c="2"/>COLON <text:s text:c="2"/>DATATYPE <text:s text:c="2"/>N1 <text:s text:c="2"/></text:p>
          </table:table-cell>
          <table:table-cell office:value-type="string" calcext:value-type="string">
            <text:p>input_plist.node = new node(id.node, datatype.node, n1.node)</text:p>
          </table:table-cell>
          <table:table-cell/>
        </table:table-row>
        <table:table-row table:style-name="ro1">
          <table:table-cell office:value-type="string" calcext:value-type="string">
            <text:p>N1 <text:s/>-&gt; <text:s text:c="2"/>COMMA <text:s text:c="2"/>ID <text:s text:c="2"/>COLON <text:s text:c="2"/>DATATYPE <text:s text:c="2"/>N1 <text:s text:c="2"/></text:p>
          </table:table-cell>
          <table:table-cell office:value-type="string" calcext:value-type="string">
            <text:p>n1.node = new node(id.node, datatype.node, n1.node)</text:p>
          </table:table-cell>
          <table:table-cell/>
        </table:table-row>
        <table:table-row table:style-name="ro1">
          <table:table-cell office:value-type="string" calcext:value-type="string">
            <text:p>N1 <text:s/>-&gt; <text:s text:c="2"/>EPS <text:s text:c="2"/></text:p>
          </table:table-cell>
          <table:table-cell office:value-type="string" calcext:value-type="string">
            <text:p>n1.node = NULL</text:p>
          </table:table-cell>
          <table:table-cell/>
        </table:table-row>
        <table:table-row table:style-name="ro1">
          <table:table-cell office:value-type="string" calcext:value-type="string">
            <text:p>OUTPUT_PLIST <text:s/>-&gt; <text:s text:c="2"/>ID <text:s text:c="2"/>COLON <text:s text:c="2"/>TYPE <text:s text:c="2"/>N2 <text:s text:c="2"/></text:p>
          </table:table-cell>
          <table:table-cell office:value-type="string" calcext:value-type="string">
            <text:p>output_plist.node = new node(id.node, type.node, n2.node)</text:p>
          </table:table-cell>
          <table:table-cell/>
        </table:table-row>
        <table:table-row table:style-name="ro1">
          <table:table-cell office:value-type="string" calcext:value-type="string">
            <text:p>N2 <text:s/>-&gt; <text:s text:c="2"/>COMMA <text:s text:c="2"/>ID <text:s text:c="2"/>COLON <text:s text:c="2"/>TYPE <text:s text:c="2"/>N2 <text:s text:c="2"/></text:p>
          </table:table-cell>
          <table:table-cell office:value-type="string" calcext:value-type="string">
            <text:p>n2.node = new node(id.node, type.node, n2.node)</text:p>
          </table:table-cell>
          <table:table-cell/>
        </table:table-row>
        <table:table-row table:style-name="ro1">
          <table:table-cell office:value-type="string" calcext:value-type="string">
            <text:p>N2 <text:s/>-&gt; <text:s text:c="2"/>EPS <text:s text:c="2"/></text:p>
          </table:table-cell>
          <table:table-cell office:value-type="string" calcext:value-type="string">
            <text:p>n2.node = NULL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INTEGER <text:s text:c="2"/></text:p>
          </table:table-cell>
          <table:table-cell office:value-type="string" calcext:value-type="string">
            <text:p>datatype.node = new leaf(INTEGER, int)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REAL <text:s text:c="2"/></text:p>
          </table:table-cell>
          <table:table-cell office:value-type="string" calcext:value-type="string">
            <text:p>datatype.node = new leaf(REAL, real)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BOOLEAN <text:s text:c="2"/></text:p>
          </table:table-cell>
          <table:table-cell office:value-type="string" calcext:value-type="string">
            <text:p>datatype.node = new leaf(BOOLEAN, bool)</text:p>
          </table:table-cell>
          <table:table-cell/>
        </table:table-row>
        <table:table-row table:style-name="ro1">
          <table:table-cell office:value-type="string" calcext:value-type="string">
            <text:p>DATATYPE <text:s/>-&gt; <text:s text:c="2"/>ARRAY <text:s text:c="2"/>SQBO <text:s text:c="2"/>RANGE_ARRAYS <text:s text:c="2"/>SQBC <text:s text:c="2"/>OF <text:s text:c="2"/>TYPE <text:s text:c="2"/></text:p>
          </table:table-cell>
          <table:table-cell office:value-type="string" calcext:value-type="string">
            <text:p>datatype.node = new node(range_arrays.node, type.node)</text:p>
          </table:table-cell>
          <table:table-cell/>
        </table:table-row>
        <table:table-row table:style-name="ro1">
          <table:table-cell office:value-type="string" calcext:value-type="string">
            <text:p>RANGE_ARRAYS <text:s/>-&gt; <text:s text:c="2"/>INDEX <text:s text:c="2"/>RANGEOP <text:s text:c="2"/>INDEX <text:s text:c="2"/></text:p>
          </table:table-cell>
          <table:table-cell office:value-type="string" calcext:value-type="string">
            <text:p>range_arrays.node = new node(index1.node, index2.node)</text:p>
          </table:table-cell>
          <table:table-cell office:value-type="string" calcext:value-type="string">
            <text:p>if(index1.node != index2.node) ERROR</text:p>
          </table:table-cell>
        </table:table-row>
        <table:table-row table:style-name="ro1">
          <table:table-cell office:value-type="string" calcext:value-type="string">
            <text:p>TYPE <text:s/>-&gt; <text:s text:c="2"/>INTEGER <text:s text:c="2"/></text:p>
          </table:table-cell>
          <table:table-cell office:value-type="string" calcext:value-type="string">
            <text:p>type.node = new leaf(INTEGER, int)</text:p>
          </table:table-cell>
          <table:table-cell/>
        </table:table-row>
        <table:table-row table:style-name="ro1">
          <table:table-cell office:value-type="string" calcext:value-type="string">
            <text:p>TYPE <text:s/>-&gt; <text:s text:c="2"/>REAL <text:s text:c="2"/></text:p>
          </table:table-cell>
          <table:table-cell office:value-type="string" calcext:value-type="string">
            <text:p>type.node = new leaf(REAL, real)</text:p>
          </table:table-cell>
          <table:table-cell/>
        </table:table-row>
        <table:table-row table:style-name="ro1">
          <table:table-cell office:value-type="string" calcext:value-type="string">
            <text:p>TYPE <text:s/>-&gt; <text:s text:c="2"/>BOOLEAN <text:s text:c="2"/></text:p>
          </table:table-cell>
          <table:table-cell office:value-type="string" calcext:value-type="string">
            <text:p>type.node = new leaf(BOOLEAN, bool)</text:p>
          </table:table-cell>
          <table:table-cell/>
        </table:table-row>
        <table:table-row table:style-name="ro1">
          <table:table-cell office:value-type="string" calcext:value-type="string">
            <text:p>MODULEDEF <text:s/>-&gt; <text:s text:c="2"/>START <text:s text:c="2"/>STATEMENTS <text:s text:c="2"/>END <text:s text:c="2"/></text:p>
          </table:table-cell>
          <table:table-cell office:value-type="string" calcext:value-type="string">
            <text:p>moduledef.node = statements.node</text:p>
          </table:table-cell>
          <table:table-cell/>
        </table:table-row>
        <table:table-row table:style-name="ro1">
          <table:table-cell office:value-type="string" calcext:value-type="string">
            <text:p>STATEMENTS <text:s/>-&gt; <text:s text:c="2"/>STATEMENT <text:s text:c="2"/>STATEMENTS <text:s text:c="2"/></text:p>
          </table:table-cell>
          <table:table-cell office:value-type="string" calcext:value-type="string">
            <text:p>statements.node = new <text:s/>node(statement.node, statements.node)</text:p>
          </table:table-cell>
          <table:table-cell/>
        </table:table-row>
        <table:table-row table:style-name="ro1">
          <table:table-cell office:value-type="string" calcext:value-type="string">
            <text:p>STATEMENTS <text:s/>-&gt; <text:s text:c="2"/>EPS <text:s text:c="2"/></text:p>
          </table:table-cell>
          <table:table-cell office:value-type="string" calcext:value-type="string">
            <text:p>statements.node = NULL</text:p>
          </table:table-cell>
          <table:table-cell/>
        </table:table-row>
        <table:table-row table:style-name="ro1">
          <table:table-cell office:value-type="string" calcext:value-type="string">
            <text:p>STATEMENT <text:s/>-&gt; <text:s text:c="2"/>IOSTMT <text:s text:c="2"/></text:p>
          </table:table-cell>
          <table:table-cell office:value-type="string" calcext:value-type="string">
            <text:p>statement.node = iostmt.node</text:p>
          </table:table-cell>
          <table:table-cell/>
        </table:table-row>
        <table:table-row table:style-name="ro1">
          <table:table-cell office:value-type="string" calcext:value-type="string">
            <text:p>STATEMENT <text:s/>-&gt; <text:s text:c="2"/>SIMPLESTMT <text:s text:c="2"/></text:p>
          </table:table-cell>
          <table:table-cell office:value-type="string" calcext:value-type="string">
            <text:p>statement.node = simplestmt.node</text:p>
          </table:table-cell>
          <table:table-cell/>
        </table:table-row>
        <table:table-row table:style-name="ro1">
          <table:table-cell office:value-type="string" calcext:value-type="string">
            <text:p>STATEMENT <text:s/>-&gt; <text:s text:c="2"/>DECLARESTMT <text:s text:c="2"/></text:p>
          </table:table-cell>
          <table:table-cell office:value-type="string" calcext:value-type="string">
            <text:p>statement.node = declarestmt.node</text:p>
          </table:table-cell>
          <table:table-cell/>
        </table:table-row>
        <table:table-row table:style-name="ro1">
          <table:table-cell office:value-type="string" calcext:value-type="string">
            <text:p>STATEMENT <text:s/>-&gt; <text:s text:c="2"/>CONDITIONALSTMT <text:s text:c="2"/></text:p>
          </table:table-cell>
          <table:table-cell office:value-type="string" calcext:value-type="string">
            <text:p>statement.node = conditionalstmt.node</text:p>
          </table:table-cell>
          <table:table-cell/>
        </table:table-row>
        <table:table-row table:style-name="ro1">
          <table:table-cell office:value-type="string" calcext:value-type="string">
            <text:p>STATEMENT <text:s/>-&gt; <text:s text:c="2"/>ITERATIVESTMT <text:s text:c="2"/></text:p>
          </table:table-cell>
          <table:table-cell office:value-type="string" calcext:value-type="string">
            <text:p>statement.node = iterativestmt.node</text:p>
          </table:table-cell>
          <table:table-cell/>
        </table:table-row>
        <table:table-row table:style-name="ro1">
          <table:table-cell office:value-type="string" calcext:value-type="string">
            <text:p>IOSTMT <text:s/>-&gt; <text:s text:c="2"/>GET_VALUE <text:s text:c="2"/>BO <text:s text:c="2"/>ID <text:s text:c="2"/>BC <text:s text:c="2"/>SEMICOL <text:s text:c="2"/></text:p>
          </table:table-cell>
          <table:table-cell office:value-type="string" calcext:value-type="string">
            <text:p>iostmt.node = new node(var.node, “Get_value”)</text:p>
          </table:table-cell>
          <table:table-cell/>
        </table:table-row>
        <table:table-row table:style-name="ro1">
          <table:table-cell office:value-type="string" calcext:value-type="string">
            <text:p>IOSTMT <text:s/>-&gt; <text:s text:c="2"/>PRINT <text:s text:c="2"/>BO <text:s text:c="2"/>VAR <text:s text:c="2"/>BC <text:s text:c="2"/>SEMICOL <text:s text:c="2"/></text:p>
          </table:table-cell>
          <table:table-cell office:value-type="string" calcext:value-type="string">
            <text:p>iostmt.node = new node(var.node, “Print”)</text:p>
          </table:table-cell>
          <table:table-cell/>
        </table:table-row>
        <table:table-row table:style-name="ro1">
          <table:table-cell office:value-type="string" calcext:value-type="string">
            <text:p>BOOLCONSTT <text:s/>-&gt; <text:s text:c="2"/>TRUE1 <text:s text:c="2"/></text:p>
          </table:table-cell>
          <table:table-cell office:value-type="string" calcext:value-type="string">
            <text:p>boolconstt.node = new leaf(TRUE1, ”true”)</text:p>
          </table:table-cell>
          <table:table-cell/>
        </table:table-row>
        <table:table-row table:style-name="ro1">
          <table:table-cell office:value-type="string" calcext:value-type="string">
            <text:p>BOOLCONSTT <text:s/>-&gt; <text:s text:c="2"/>FALSE1 <text:s text:c="2"/></text:p>
          </table:table-cell>
          <table:table-cell office:value-type="string" calcext:value-type="string">
            <text:p>boolconstt.node = new leaf(FALSE1 ,”false”)</text:p>
          </table:table-cell>
          <table:table-cell/>
        </table:table-row>
        <table:table-row table:style-name="ro1">
          <table:table-cell office:value-type="string" calcext:value-type="string">
            <text:p>VAR <text:s/>-&gt; <text:s text:c="2"/>VAR_ID_NUM <text:s text:c="2"/></text:p>
          </table:table-cell>
          <table:table-cell office:value-type="string" calcext:value-type="string">
            <text:p>var.node = var_id_num.node</text:p>
          </table:table-cell>
          <table:table-cell/>
        </table:table-row>
        <table:table-row table:style-name="ro1">
          <table:table-cell office:value-type="string" calcext:value-type="string">
            <text:p>VAR <text:s/>-&gt; <text:s text:c="2"/>BOOLCONSTT <text:s text:c="2"/></text:p>
          </table:table-cell>
          <table:table-cell office:value-type="string" calcext:value-type="string">
            <text:p>var.node = boolconst.node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ID <text:s text:c="2"/>WHICHID <text:s text:c="2"/></text:p>
          </table:table-cell>
          <table:table-cell office:value-type="string" calcext:value-type="string">
            <text:p>var_id_num.node = new node(id.node, whichid.node)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NUM <text:s text:c="2"/></text:p>
          </table:table-cell>
          <table:table-cell office:value-type="string" calcext:value-type="string">
            <text:p>var_id_num.node = new leaf(NUM, NUM.value)</text:p>
          </table:table-cell>
          <table:table-cell/>
        </table:table-row>
        <table:table-row table:style-name="ro1">
          <table:table-cell office:value-type="string" calcext:value-type="string">
            <text:p>VAR_ID_NUM <text:s/>-&gt; <text:s text:c="2"/>RNUM <text:s text:c="2"/></text:p>
          </table:table-cell>
          <table:table-cell office:value-type="string" calcext:value-type="string">
            <text:p>var_id_num.node = new leaf(RNUM, RNUM.value)</text:p>
          </table:table-cell>
          <table:table-cell/>
        </table:table-row>
        <table:table-row table:style-name="ro1">
          <table:table-cell office:value-type="string" calcext:value-type="string">
            <text:p>WHICHID <text:s/>-&gt; <text:s text:c="2"/>SQBO <text:s text:c="2"/>INDEX <text:s text:c="2"/>SQBC <text:s text:c="2"/></text:p>
          </table:table-cell>
          <table:table-cell office:value-type="string" calcext:value-type="string">
            <text:p>whichid.node = index.node</text:p>
          </table:table-cell>
          <table:table-cell/>
        </table:table-row>
        <table:table-row table:style-name="ro1">
          <table:table-cell office:value-type="string" calcext:value-type="string">
            <text:p>WHICHID <text:s/>-&gt; <text:s text:c="2"/>EPS <text:s text:c="2"/></text:p>
          </table:table-cell>
          <table:table-cell office:value-type="string" calcext:value-type="string">
            <text:p>whichid.node = NULL</text:p>
          </table:table-cell>
          <table:table-cell/>
        </table:table-row>
        <table:table-row table:style-name="ro1">
          <table:table-cell office:value-type="string" calcext:value-type="string">
            <text:p>SIMPLESTMT <text:s/>-&gt; <text:s text:c="2"/>ASSIGNMENTSTMT <text:s text:c="2"/></text:p>
          </table:table-cell>
          <table:table-cell office:value-type="string" calcext:value-type="string">
            <text:p>simplestmt.node = assignmentstmt.node</text:p>
          </table:table-cell>
          <table:table-cell/>
        </table:table-row>
        <table:table-row table:style-name="ro1">
          <table:table-cell office:value-type="string" calcext:value-type="string">
            <text:p>SIMPLESTMT <text:s/>-&gt; <text:s text:c="2"/>MODULEREUSESTMT <text:s text:c="2"/></text:p>
          </table:table-cell>
          <table:table-cell office:value-type="string" calcext:value-type="string">
            <text:p>simplestmt.node = modulereusestmt.node</text:p>
          </table:table-cell>
          <table:table-cell/>
        </table:table-row>
        <table:table-row table:style-name="ro1">
          <table:table-cell office:value-type="string" calcext:value-type="string">
            <text:p>ASSIGNMENTSTMT <text:s/>-&gt; <text:s text:c="2"/>ID <text:s text:c="2"/>WHICHSTMT <text:s text:c="2"/></text:p>
          </table:table-cell>
          <table:table-cell office:value-type="string" calcext:value-type="string">
            <text:p>assignmentstmt.node = <text:s/>new node(id.node, whichstmt.node)</text:p>
          </table:table-cell>
          <table:table-cell/>
        </table:table-row>
        <table:table-row table:style-name="ro1">
          <table:table-cell office:value-type="string" calcext:value-type="string">
            <text:p>WHICHSTMT <text:s/>-&gt; <text:s text:c="2"/>LVALUEIDSTMT <text:s text:c="2"/></text:p>
          </table:table-cell>
          <table:table-cell office:value-type="string" calcext:value-type="string">
            <text:p>whichstmt.node = lvalueidstmt.node</text:p>
          </table:table-cell>
          <table:table-cell/>
        </table:table-row>
        <table:table-row table:style-name="ro1">
          <table:table-cell office:value-type="string" calcext:value-type="string">
            <text:p>WHICHSTMT <text:s/>-&gt; <text:s text:c="2"/>LVALUEARRSTMT <text:s text:c="2"/></text:p>
          </table:table-cell>
          <table:table-cell office:value-type="string" calcext:value-type="string">
            <text:p>whichstmt.node = lvaluearrstmt.node</text:p>
          </table:table-cell>
          <table:table-cell/>
        </table:table-row>
        <table:table-row table:style-name="ro1">
          <table:table-cell office:value-type="string" calcext:value-type="string">
            <text:p>LVALUEIDSTMT <text:s/>-&gt; <text:s text:c="2"/>ASSIGNOP <text:s text:c="2"/>EXPRESSION <text:s text:c="2"/>SEMICOL <text:s text:c="2"/></text:p>
          </table:table-cell>
          <table:table-cell office:value-type="string" calcext:value-type="string">
            <text:p>lvalueidstmt.node = new node(assignop.node, expression.node)</text:p>
          </table:table-cell>
          <table:table-cell/>
        </table:table-row>
        <table:table-row table:style-name="ro1">
          <table:table-cell office:value-type="string" calcext:value-type="string">
            <text:p>LVALUEARRSTMT <text:s/>-&gt; <text:s text:c="2"/>SQBO <text:s text:c="2"/>INDEX <text:s text:c="2"/>SQBC <text:s text:c="2"/>ASSIGNOP <text:s text:c="2"/>EXPRESSION <text:s text:c="2"/>SEMICOL <text:s text:c="2"/></text:p>
          </table:table-cell>
          <table:table-cell office:value-type="string" calcext:value-type="string">
            <text:p>lvaluearrstmt.node = new node(index.node, assignop.node, expressions.node)</text:p>
          </table:table-cell>
          <table:table-cell/>
        </table:table-row>
        <table:table-row table:style-name="ro1">
          <table:table-cell office:value-type="string" calcext:value-type="string">
            <text:p>INDEX <text:s/>-&gt; <text:s text:c="2"/>NUM <text:s text:c="2"/></text:p>
          </table:table-cell>
          <table:table-cell office:value-type="string" calcext:value-type="string">
            <text:p>index.node = new leaf(NUM, NUM.value)</text:p>
          </table:table-cell>
          <table:table-cell/>
        </table:table-row>
        <table:table-row table:style-name="ro1">
          <table:table-cell office:value-type="string" calcext:value-type="string">
            <text:p>INDEX <text:s/>-&gt; <text:s text:c="2"/>ID <text:s text:c="2"/></text:p>
          </table:table-cell>
          <table:table-cell office:value-type="string" calcext:value-type="string">
            <text:p>index.node = new leaf(ID, ID.lexeme)</text:p>
          </table:table-cell>
          <table:table-cell/>
        </table:table-row>
        <table:table-row table:style-name="ro1">
          <table:table-cell office:value-type="string" calcext:value-type="string">
            <text:p>MODULEREUSESTMT <text:s/>-&gt; <text:s text:c="2"/>OPTIONAL <text:s text:c="2"/>USE <text:s text:c="2"/>MODULE <text:s text:c="2"/>ID <text:s text:c="2"/>WITH <text:s text:c="2"/>PARAMETERS <text:s text:c="2"/>IDLIST <text:s text:c="2"/>SEMICOL <text:s text:c="2"/></text:p>
          </table:table-cell>
          <table:table-cell office:value-type="string" calcext:value-type="string">
            <text:p>modulereusestmt.node = new node(optional.node, id.node, idlist.node)</text:p>
          </table:table-cell>
          <table:table-cell/>
        </table:table-row>
        <table:table-row table:style-name="ro1">
          <table:table-cell office:value-type="string" calcext:value-type="string">
            <text:p>OPTIONAL <text:s/>-&gt; <text:s text:c="2"/>SQBO <text:s text:c="2"/>IDLIST <text:s text:c="2"/>SQBC <text:s text:c="2"/>ASSIGNOP <text:s text:c="2"/></text:p>
          </table:table-cell>
          <table:table-cell office:value-type="string" calcext:value-type="string">
            <text:p>optional.node = new node(idlist.node, assignop.node)</text:p>
          </table:table-cell>
          <table:table-cell/>
        </table:table-row>
        <table:table-row table:style-name="ro1">
          <table:table-cell office:value-type="string" calcext:value-type="string">
            <text:p>OPTIONAL <text:s/>-&gt; <text:s text:c="2"/>EPS <text:s text:c="2"/></text:p>
          </table:table-cell>
          <table:table-cell office:value-type="string" calcext:value-type="string">
            <text:p>optional.node = NULL</text:p>
          </table:table-cell>
          <table:table-cell/>
        </table:table-row>
        <table:table-row table:style-name="ro1">
          <table:table-cell office:value-type="string" calcext:value-type="string">
            <text:p>IDLIST <text:s/>-&gt; <text:s text:c="2"/>ID <text:s text:c="2"/>N3 <text:s text:c="2"/></text:p>
          </table:table-cell>
          <table:table-cell office:value-type="string" calcext:value-type="string">
            <text:p>idlist.node = new node(id.node, n3.node)</text:p>
          </table:table-cell>
          <table:table-cell/>
        </table:table-row>
        <table:table-row table:style-name="ro1">
          <table:table-cell office:value-type="string" calcext:value-type="string">
            <text:p>N3 <text:s/>-&gt; <text:s text:c="2"/>COMMA <text:s text:c="2"/>ID <text:s text:c="2"/>N3 <text:s text:c="2"/></text:p>
          </table:table-cell>
          <table:table-cell office:value-type="string" calcext:value-type="string">
            <text:p>n3.node = new node(id.node, n3.node)</text:p>
          </table:table-cell>
          <table:table-cell/>
        </table:table-row>
        <table:table-row table:style-name="ro1">
          <table:table-cell office:value-type="string" calcext:value-type="string">
            <text:p>N3 <text:s/>-&gt; <text:s text:c="2"/>EPS <text:s text:c="2"/></text:p>
          </table:table-cell>
          <table:table-cell office:value-type="string" calcext:value-type="string">
            <text:p>n3.node = NULL</text:p>
          </table:table-cell>
          <table:table-cell/>
        </table:table-row>
        <table:table-row table:style-name="ro1">
          <table:table-cell office:value-type="string" calcext:value-type="string">
            <text:p>EXPRESSION <text:s/>-&gt; <text:s text:c="2"/>ARITHMETICORBOOLEANEXPR <text:s text:c="2"/></text:p>
          </table:table-cell>
          <table:table-cell office:value-type="string" calcext:value-type="string">
            <text:p>expressions.node = arithmeticorbooleanexpr.node</text:p>
          </table:table-cell>
          <table:table-cell/>
        </table:table-row>
        <table:table-row table:style-name="ro1">
          <table:table-cell office:value-type="string" calcext:value-type="string">
            <text:p>EXPRESSION <text:s/>-&gt; <text:s text:c="2"/>U <text:s text:c="2"/></text:p>
          </table:table-cell>
          <table:table-cell office:value-type="string" calcext:value-type="string">
            <text:p>expressions.node = u.node</text:p>
          </table:table-cell>
          <table:table-cell/>
        </table:table-row>
        <table:table-row table:style-name="ro1">
          <table:table-cell office:value-type="string" calcext:value-type="string">
            <text:p>U <text:s/>-&gt; <text:s text:c="2"/>UNARY_OP <text:s text:c="2"/>NEW_NT <text:s text:c="2"/></text:p>
          </table:table-cell>
          <table:table-cell office:value-type="string" calcext:value-type="string">
            <text:p>u.node = new node(unary_op.node, new_nt.node)</text:p>
          </table:table-cell>
          <table:table-cell/>
        </table:table-row>
        <table:table-row table:style-name="ro1">
          <table:table-cell office:value-type="string" calcext:value-type="string">
            <text:p>NEW_NT <text:s/>-&gt; <text:s text:c="2"/>BO <text:s text:c="2"/>ARITHMETICEXPR <text:s text:c="2"/>BC <text:s text:c="2"/></text:p>
          </table:table-cell>
          <table:table-cell office:value-type="string" calcext:value-type="string">
            <text:p>new_nt.node = arithmeticexpr.node</text:p>
          </table:table-cell>
          <table:table-cell/>
        </table:table-row>
        <table:table-row table:style-name="ro1">
          <table:table-cell office:value-type="string" calcext:value-type="string">
            <text:p>NEW_NT <text:s/>-&gt; <text:s text:c="2"/>VAR_ID_NUM <text:s text:c="2"/></text:p>
          </table:table-cell>
          <table:table-cell office:value-type="string" calcext:value-type="string">
            <text:p>new_nt.node = var_id_num.node</text:p>
          </table:table-cell>
          <table:table-cell/>
        </table:table-row>
        <table:table-row table:style-name="ro1">
          <table:table-cell office:value-type="string" calcext:value-type="string">
            <text:p>UNARY_OP <text:s/>-&gt; <text:s text:c="2"/>PLUS <text:s text:c="2"/></text:p>
          </table:table-cell>
          <table:table-cell office:value-type="string" calcext:value-type="string">
            <text:p>unary_op.node = new leaf(PLUS,”+”)</text:p>
          </table:table-cell>
          <table:table-cell/>
        </table:table-row>
        <table:table-row table:style-name="ro1">
          <table:table-cell office:value-type="string" calcext:value-type="string">
            <text:p>UNARY_OP <text:s/>-&gt; <text:s text:c="2"/>MINUS <text:s text:c="2"/></text:p>
          </table:table-cell>
          <table:table-cell office:value-type="string" calcext:value-type="string">
            <text:p>unary_op.node = new leaf(MINUS,”-”)</text:p>
          </table:table-cell>
          <table:table-cell/>
        </table:table-row>
        <table:table-row table:style-name="ro1">
          <table:table-cell office:value-type="string" calcext:value-type="string">
            <text:p>ARITHMETICORBOOLEANEXPR <text:s/>-&gt; <text:s text:c="2"/>ANYTERM <text:s text:c="2"/>N7 <text:s text:c="2"/></text:p>
          </table:table-cell>
          <table:table-cell office:value-type="string" calcext:value-type="string">
            <text:p>arithmeticorbooleanexpr.node = new node(anyterm.node, n7.term)</text:p>
          </table:table-cell>
          <table:table-cell/>
        </table:table-row>
        <table:table-row table:style-name="ro1">
          <table:table-cell office:value-type="string" calcext:value-type="string">
            <text:p>N7 <text:s/>-&gt; <text:s text:c="2"/>LOGICALOP <text:s text:c="2"/>ANYTERM <text:s text:c="2"/>N7 <text:s text:c="2"/></text:p>
          </table:table-cell>
          <table:table-cell office:value-type="string" calcext:value-type="string">
            <text:p>n7.node = new node(logicalop.node, anyterm.node, n7.node)</text:p>
          </table:table-cell>
          <table:table-cell/>
        </table:table-row>
        <table:table-row table:style-name="ro1">
          <table:table-cell office:value-type="string" calcext:value-type="string">
            <text:p>N7 <text:s/>-&gt; <text:s text:c="2"/>EPS <text:s text:c="2"/></text:p>
          </table:table-cell>
          <table:table-cell office:value-type="string" calcext:value-type="string">
            <text:p>n7.node = NULL</text:p>
          </table:table-cell>
          <table:table-cell/>
        </table:table-row>
        <table:table-row table:style-name="ro1">
          <table:table-cell office:value-type="string" calcext:value-type="string">
            <text:p>ANYTERM <text:s/>-&gt; <text:s text:c="2"/>BOOLCONSTT <text:s text:c="2"/></text:p>
          </table:table-cell>
          <table:table-cell office:value-type="string" calcext:value-type="string">
            <text:p>anyterm.node = boolconstt.node</text:p>
          </table:table-cell>
          <table:table-cell/>
        </table:table-row>
        <table:table-row table:style-name="ro1">
          <table:table-cell office:value-type="string" calcext:value-type="string">
            <text:p>ANYTERM <text:s/>-&gt; <text:s text:c="2"/>ARITHMETICEXPR <text:s text:c="2"/>N8 <text:s text:c="2"/></text:p>
          </table:table-cell>
          <table:table-cell office:value-type="string" calcext:value-type="string">
            <text:p>anyterm.node = new node(arithmeticexpr.node, n8.node)</text:p>
          </table:table-cell>
          <table:table-cell/>
        </table:table-row>
        <table:table-row table:style-name="ro1">
          <table:table-cell office:value-type="string" calcext:value-type="string">
            <text:p>N8 <text:s/>-&gt; <text:s text:c="2"/>RELATIONALOP <text:s text:c="2"/>ARITHMETICEXPR <text:s text:c="2"/>N8 <text:s text:c="2"/></text:p>
          </table:table-cell>
          <table:table-cell office:value-type="string" calcext:value-type="string">
            <text:p>n8.node = new node(relationalop.node, arithmeticexpr.node,n8.node)</text:p>
          </table:table-cell>
          <table:table-cell/>
        </table:table-row>
        <table:table-row table:style-name="ro1">
          <table:table-cell office:value-type="string" calcext:value-type="string">
            <text:p>N8 <text:s/>-&gt; <text:s text:c="2"/>EPS <text:s text:c="2"/></text:p>
          </table:table-cell>
          <table:table-cell office:value-type="string" calcext:value-type="string">
            <text:p>n8.node = NULL</text:p>
          </table:table-cell>
          <table:table-cell/>
        </table:table-row>
        <table:table-row table:style-name="ro1">
          <table:table-cell office:value-type="string" calcext:value-type="string">
            <text:p>ARITHMETICEXPR <text:s/>-&gt; <text:s text:c="2"/>TERM <text:s text:c="2"/>N4 <text:s text:c="2"/></text:p>
          </table:table-cell>
          <table:table-cell office:value-type="string" calcext:value-type="string">
            <text:p>arithmeticexpr.node = new node(term.node, n4.node)</text:p>
          </table:table-cell>
          <table:table-cell/>
        </table:table-row>
        <table:table-row table:style-name="ro1">
          <table:table-cell office:value-type="string" calcext:value-type="string">
            <text:p>N4 <text:s/>-&gt; <text:s text:c="2"/>OP1 <text:s text:c="2"/>TERM <text:s text:c="2"/>N4 <text:s text:c="2"/></text:p>
          </table:table-cell>
          <table:table-cell office:value-type="string" calcext:value-type="string">
            <text:p>n4.node = new node(term.node, n4.node)</text:p>
          </table:table-cell>
          <table:table-cell/>
        </table:table-row>
        <table:table-row table:style-name="ro1">
          <table:table-cell office:value-type="string" calcext:value-type="string">
            <text:p>N4 <text:s/>-&gt; <text:s text:c="2"/>EPS <text:s text:c="2"/></text:p>
          </table:table-cell>
          <table:table-cell office:value-type="string" calcext:value-type="string">
            <text:p>n4.node = NULL</text:p>
          </table:table-cell>
          <table:table-cell/>
        </table:table-row>
        <table:table-row table:style-name="ro1">
          <table:table-cell office:value-type="string" calcext:value-type="string">
            <text:p>TERM <text:s/>-&gt; <text:s text:c="2"/>FACTOR <text:s text:c="2"/>N5 <text:s text:c="2"/></text:p>
          </table:table-cell>
          <table:table-cell office:value-type="string" calcext:value-type="string">
            <text:p>term.node = new node(factor.node,n5.node)</text:p>
          </table:table-cell>
          <table:table-cell/>
        </table:table-row>
        <table:table-row table:style-name="ro1">
          <table:table-cell office:value-type="string" calcext:value-type="string">
            <text:p>N5 <text:s/>-&gt; <text:s text:c="2"/>OP2 <text:s text:c="2"/>FACTOR <text:s text:c="2"/>N5 <text:s text:c="2"/></text:p>
          </table:table-cell>
          <table:table-cell office:value-type="string" calcext:value-type="string">
            <text:p>n5.node = new node(op2.node,factor.node,n5.node)</text:p>
          </table:table-cell>
          <table:table-cell/>
        </table:table-row>
        <table:table-row table:style-name="ro1">
          <table:table-cell office:value-type="string" calcext:value-type="string">
            <text:p>N5 <text:s/>-&gt; <text:s text:c="2"/>EPS <text:s text:c="2"/></text:p>
          </table:table-cell>
          <table:table-cell office:value-type="string" calcext:value-type="string">
            <text:p>n5.node = eps</text:p>
          </table:table-cell>
          <table:table-cell/>
        </table:table-row>
        <table:table-row table:style-name="ro1">
          <table:table-cell office:value-type="string" calcext:value-type="string">
            <text:p>FACTOR <text:s/>-&gt; <text:s text:c="2"/>BO <text:s text:c="2"/>ARITHMETICORBOOLEANEXPR <text:s text:c="2"/>BC <text:s text:c="2"/></text:p>
          </table:table-cell>
          <table:table-cell office:value-type="string" calcext:value-type="string">
            <text:p>factor.node = arithmeticorbooleanexpr.node</text:p>
          </table:table-cell>
          <table:table-cell/>
        </table:table-row>
        <table:table-row table:style-name="ro1">
          <table:table-cell office:value-type="string" calcext:value-type="string">
            <text:p>FACTOR <text:s/>-&gt; <text:s text:c="2"/>VAR_ID_NUM <text:s text:c="2"/></text:p>
          </table:table-cell>
          <table:table-cell office:value-type="string" calcext:value-type="string">
            <text:p>factor.node = var_id_num.node</text:p>
          </table:table-cell>
          <table:table-cell/>
        </table:table-row>
        <table:table-row table:style-name="ro1">
          <table:table-cell office:value-type="string" calcext:value-type="string">
            <text:p>OP1 <text:s/>-&gt; <text:s text:c="2"/>PLUS <text:s text:c="2"/></text:p>
          </table:table-cell>
          <table:table-cell office:value-type="string" calcext:value-type="string">
            <text:p>op1.node = new leaf(PLUS,”+)</text:p>
          </table:table-cell>
          <table:table-cell/>
        </table:table-row>
        <table:table-row table:style-name="ro1">
          <table:table-cell office:value-type="string" calcext:value-type="string">
            <text:p>OP1 <text:s/>-&gt; <text:s text:c="2"/>MINUS <text:s text:c="2"/></text:p>
          </table:table-cell>
          <table:table-cell office:value-type="string" calcext:value-type="string">
            <text:p>op1.node = new leaf(MINUS,”-”)</text:p>
          </table:table-cell>
          <table:table-cell/>
        </table:table-row>
        <table:table-row table:style-name="ro1">
          <table:table-cell office:value-type="string" calcext:value-type="string">
            <text:p>OP2 <text:s/>-&gt; <text:s text:c="2"/>MUL <text:s text:c="2"/></text:p>
          </table:table-cell>
          <table:table-cell office:value-type="string" calcext:value-type="string">
            <text:p>op2.node = new leaf(MUL,”*”)</text:p>
          </table:table-cell>
          <table:table-cell/>
        </table:table-row>
        <table:table-row table:style-name="ro1">
          <table:table-cell office:value-type="string" calcext:value-type="string">
            <text:p>OP2 <text:s/>-&gt; <text:s text:c="2"/>DIV <text:s text:c="2"/></text:p>
          </table:table-cell>
          <table:table-cell office:value-type="string" calcext:value-type="string">
            <text:p>op2.node = new leaf(DIV,”/”)</text:p>
          </table:table-cell>
          <table:table-cell/>
        </table:table-row>
        <table:table-row table:style-name="ro1">
          <table:table-cell office:value-type="string" calcext:value-type="string">
            <text:p>LOGICALOP <text:s/>-&gt; <text:s text:c="2"/>AND <text:s text:c="2"/></text:p>
          </table:table-cell>
          <table:table-cell office:value-type="string" calcext:value-type="string">
            <text:p>logicalop.node = new leaf(OR,”OR”)</text:p>
          </table:table-cell>
          <table:table-cell/>
        </table:table-row>
        <table:table-row table:style-name="ro1">
          <table:table-cell office:value-type="string" calcext:value-type="string">
            <text:p>LOGICALOP <text:s/>-&gt; <text:s text:c="2"/>OR <text:s text:c="2"/></text:p>
          </table:table-cell>
          <table:table-cell office:value-type="string" calcext:value-type="string">
            <text:p>logicalop.node = new leaf(AND,”AND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LT <text:s text:c="2"/></text:p>
          </table:table-cell>
          <table:table-cell office:value-type="string" calcext:value-type="string">
            <text:p>relationalop.node = new leaf(LT,”&lt;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LE <text:s text:c="2"/></text:p>
          </table:table-cell>
          <table:table-cell office:value-type="string" calcext:value-type="string">
            <text:p>relationalop.node = new leaf(LE,”&lt;=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GT <text:s text:c="2"/></text:p>
          </table:table-cell>
          <table:table-cell office:value-type="string" calcext:value-type="string">
            <text:p>relationalop.node = new leaf(GT,”&gt;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GE <text:s text:c="2"/></text:p>
          </table:table-cell>
          <table:table-cell office:value-type="string" calcext:value-type="string">
            <text:p>relationalop.node = new leaf(GE,”&gt;=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EQ <text:s text:c="2"/></text:p>
          </table:table-cell>
          <table:table-cell office:value-type="string" calcext:value-type="string">
            <text:p>relationalop.node = new leaf(EQ,”==”)</text:p>
          </table:table-cell>
          <table:table-cell/>
        </table:table-row>
        <table:table-row table:style-name="ro1">
          <table:table-cell office:value-type="string" calcext:value-type="string">
            <text:p>RELATIONALOP <text:s/>-&gt; <text:s text:c="2"/>NE <text:s text:c="2"/></text:p>
          </table:table-cell>
          <table:table-cell office:value-type="string" calcext:value-type="string">
            <text:p>relationalop.node = new leaf(NE,”!=”)</text:p>
          </table:table-cell>
          <table:table-cell/>
        </table:table-row>
        <table:table-row table:style-name="ro1">
          <table:table-cell office:value-type="string" calcext:value-type="string">
            <text:p>DECLARESTMT <text:s/>-&gt; <text:s text:c="2"/>DECLARE <text:s text:c="2"/>IDLIST <text:s text:c="2"/>COLON <text:s text:c="2"/>DATATYPE <text:s text:c="2"/>SEMICOL <text:s text:c="2"/></text:p>
          </table:table-cell>
          <table:table-cell office:value-type="string" calcext:value-type="string">
            <text:p>declarestmt.node = idlist.node</text:p>
          </table:table-cell>
          <table:table-cell office:value-type="string" calcext:value-type="string">
            <text:p>idlist.type = datatype.type</text:p>
          </table:table-cell>
        </table:table-row>
        <table:table-row table:style-name="ro1">
          <table:table-cell office:value-type="string" calcext:value-type="string">
            <text:p>CONDITIONALSTMT <text:s/>-&gt; <text:s text:c="2"/>SWITCH <text:s text:c="2"/>BO <text:s text:c="2"/>ID <text:s text:c="2"/>BC <text:s text:c="2"/>START <text:s text:c="2"/>CASESTMTS <text:s text:c="2"/>DEFAULT1 <text:s text:c="2"/>END <text:s text:c="2"/></text:p>
          </table:table-cell>
          <table:table-cell office:value-type="string" calcext:value-type="string">
            <text:p>conditionalstmt.node = new node(id.node, casestmts.node, default1.node)</text:p>
          </table:table-cell>
          <table:table-cell/>
        </table:table-row>
        <table:table-row table:style-name="ro1">
          <table:table-cell office:value-type="string" calcext:value-type="string">
            <text:p>CASESTMTS <text:s/>-&gt; <text:s text:c="2"/>CASE <text:s text:c="2"/>VALUE <text:s text:c="2"/>COLON <text:s text:c="2"/>STATEMENTS <text:s text:c="2"/>BREAK <text:s text:c="2"/>SEMICOL <text:s text:c="2"/>N9 <text:s text:c="2"/></text:p>
          </table:table-cell>
          <table:table-cell office:value-type="string" calcext:value-type="string">
            <text:p>casestmts.node = new node(value.node, statements.node, n9.node)</text:p>
          </table:table-cell>
          <table:table-cell/>
        </table:table-row>
        <table:table-row table:style-name="ro1">
          <table:table-cell office:value-type="string" calcext:value-type="string">
            <text:p>N9 <text:s/>-&gt; <text:s text:c="2"/>CASE <text:s text:c="2"/>VALUE <text:s text:c="2"/>COLON <text:s text:c="2"/>STATEMENTS <text:s text:c="2"/>BREAK <text:s text:c="2"/>SEMICOL <text:s text:c="2"/>N9 <text:s text:c="2"/></text:p>
          </table:table-cell>
          <table:table-cell office:value-type="string" calcext:value-type="string">
            <text:p>n9.node = new node(value.node,statements.node,n9.node)</text:p>
          </table:table-cell>
          <table:table-cell/>
        </table:table-row>
        <table:table-row table:style-name="ro1">
          <table:table-cell office:value-type="string" calcext:value-type="string">
            <text:p>N9 <text:s/>-&gt; <text:s text:c="2"/>EPS <text:s text:c="2"/></text:p>
          </table:table-cell>
          <table:table-cell office:value-type="string" calcext:value-type="string">
            <text:p>n9.node = NULL</text:p>
          </table:table-cell>
          <table:table-cell/>
        </table:table-row>
        <table:table-row table:style-name="ro1">
          <table:table-cell office:value-type="string" calcext:value-type="string">
            <text:p>VALUE <text:s/>-&gt; <text:s text:c="2"/>NUM <text:s text:c="2"/></text:p>
          </table:table-cell>
          <table:table-cell office:value-type="string" calcext:value-type="string">
            <text:p>value.node = new leaf(NUM,NUM.val)</text:p>
          </table:table-cell>
          <table:table-cell office:value-type="string" calcext:value-type="string">
            <text:p>&lt;--- leaf(token,lexeme)</text:p>
          </table:table-cell>
        </table:table-row>
        <table:table-row table:style-name="ro1">
          <table:table-cell office:value-type="string" calcext:value-type="string">
            <text:p>VALUE <text:s/>-&gt; <text:s text:c="2"/>TRUE1 <text:s text:c="2"/></text:p>
          </table:table-cell>
          <table:table-cell office:value-type="string" calcext:value-type="string">
            <text:p>value.node = new leaf(TRUE1,”true”)</text:p>
          </table:table-cell>
          <table:table-cell/>
        </table:table-row>
        <table:table-row table:style-name="ro1">
          <table:table-cell office:value-type="string" calcext:value-type="string">
            <text:p>VALUE <text:s/>-&gt; <text:s text:c="2"/>FALSE1 <text:s text:c="2"/></text:p>
          </table:table-cell>
          <table:table-cell office:value-type="string" calcext:value-type="string">
            <text:p>value.node = new leaf(FALSE1, “false”)</text:p>
          </table:table-cell>
          <table:table-cell/>
        </table:table-row>
        <table:table-row table:style-name="ro1">
          <table:table-cell office:value-type="string" calcext:value-type="string">
            <text:p>DEFAULT1 <text:s/>-&gt; <text:s text:c="2"/>DEFAULT <text:s text:c="2"/>COLON <text:s text:c="2"/>STATEMENTS <text:s text:c="2"/>BREAK <text:s text:c="2"/>SEMICOL <text:s text:c="2"/></text:p>
          </table:table-cell>
          <table:table-cell office:value-type="string" calcext:value-type="string">
            <text:p>default1.node = statements.node</text:p>
          </table:table-cell>
          <table:table-cell/>
        </table:table-row>
        <table:table-row table:style-name="ro1">
          <table:table-cell office:value-type="string" calcext:value-type="string">
            <text:p>DEFAULT1 <text:s/>-&gt; <text:s text:c="2"/>EPS <text:s text:c="2"/></text:p>
          </table:table-cell>
          <table:table-cell office:value-type="string" calcext:value-type="string">
            <text:p>default1.node = NULL</text:p>
          </table:table-cell>
          <table:table-cell/>
        </table:table-row>
        <table:table-row table:style-name="ro1">
          <table:table-cell office:value-type="string" calcext:value-type="string">
            <text:p>ITERATIVESTMT <text:s/>-&gt; <text:s text:c="2"/>FOR <text:s text:c="2"/>BO <text:s text:c="2"/>ID <text:s text:c="2"/>IN <text:s text:c="2"/>RANGE <text:s text:c="2"/>BC <text:s text:c="2"/>START <text:s text:c="2"/>STATEMENTS <text:s text:c="2"/>END <text:s text:c="2"/></text:p>
          </table:table-cell>
          <table:table-cell office:value-type="string" calcext:value-type="string">
            <text:p>iterativestmt.node = new node(for.node, id.node,range.node,statements.node)</text:p>
          </table:table-cell>
          <table:table-cell office:value-type="string" calcext:value-type="string">
            <text:p>symboltable.entry(for)</text:p>
          </table:table-cell>
        </table:table-row>
        <table:table-row table:style-name="ro1">
          <table:table-cell office:value-type="string" calcext:value-type="string">
            <text:p>ITERATIVESTMT <text:s/>-&gt; <text:s text:c="2"/>WHILE <text:s text:c="2"/>BO <text:s text:c="2"/>ARITHMETICORBOOLEANEXPR <text:s text:c="2"/>BC <text:s text:c="2"/>START <text:s text:c="2"/>STATEMENTS <text:s text:c="2"/>END <text:s text:c="2"/></text:p>
          </table:table-cell>
          <table:table-cell office:value-type="string" calcext:value-type="string">
            <text:p>iterativestmt.node = new node(while.node, arithmeticorbooleanexpr.node,statements.node)</text:p>
          </table:table-cell>
          <table:table-cell office:value-type="string" calcext:value-type="string">
            <text:p>symboltable.entry(while)</text:p>
          </table:table-cell>
        </table:table-row>
        <table:table-row table:style-name="ro1">
          <table:table-cell office:value-type="string" calcext:value-type="string">
            <text:p>RANGE <text:s/>-&gt; <text:s text:c="2"/>INDEX <text:s text:c="2"/>RANGEOP <text:s text:c="2"/>INDEX <text:s text:c="2"/></text:p>
          </table:table-cell>
          <table:table-cell office:value-type="string" calcext:value-type="string">
            <text:p>range.node = new node(index1.node, index2.node)</text:p>
          </table:table-cell>
          <table:table-cell/>
        </table:table-row>
        <table:table-row table:style-name="ro1" table:number-rows-repeated="10484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30:17.518789737</meta:creation-date>
    <dc:date>2020-03-16T17:55:35.192882638</dc:date>
    <meta:editing-duration>PT4M44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